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5cm"/>
    </style:style>
    <style:style style:name="co2" style:family="table-column">
      <style:table-column-properties fo:break-before="auto" style:column-width="21.302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KVALIF,C,2</text:p>
          </table:table-cell>
          <table:table-cell office:value-type="string">
            <text:p>KVALIF_TXT,C,200</text:p>
          </table:table-cell>
          <table:table-cell office:value-type="string">
            <text:p>ZKRPRED,C,3</text:p>
          </table:table-cell>
          <table:table-cell office:value-type="string">
            <text:p>ZKRZA,C,6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zrušeno k 1.7.2009 - Provozní obvod (do 31.8.2008 Uzlová železniční stanice - UŽST)</text:p>
          </table:table-cell>
          <table:table-cell office:value-type="string">
            <text:p>PO</text:p>
          </table:table-cell>
          <table:table-cell/>
        </table:table-row>
        <table:table-row table:style-name="ro1">
          <table:table-cell office:value-type="string">
            <text:p>sb</text:p>
          </table:table-cell>
          <table:table-cell office:value-type="string">
            <text:p>zrušeno k 1.7.2009 - Oblast operativního řízení (do 31.8.2008 Regionální centrum řízení provozu a organizování drážní dopravy-RCP)</text:p>
          </table:table-cell>
          <table:table-cell office:value-type="string">
            <text:p>OR</text:p>
          </table:table-cell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stanice (z přepravního hlediska blíže neurčená)</text:p>
          </table:table-cell>
          <table:table-cell table:number-columns-repeated="2"/>
        </table:table-row>
        <table:table-row table:style-name="ro1">
          <table:table-cell office:value-type="string">
            <text:p>03</text:p>
          </table:table-cell>
          <table:table-cell office:value-type="string">
            <text:p>dopravna s výkonem dopravní služby podle předpisu D3</text:p>
          </table:table-cell>
          <table:table-cell table:number-columns-repeated="2"/>
        </table:table-row>
        <table:table-row table:style-name="ro1">
          <table:table-cell office:value-type="string">
            <text:p>05</text:p>
          </table:table-cell>
          <table:table-cell office:value-type="string">
            <text:p>dispečerské pracoviště pro dálkově obsluhované zabezpečovací zařízení</text:p>
          </table:table-cell>
          <table:table-cell table:number-columns-repeated="2"/>
        </table:table-row>
        <table:table-row table:style-name="ro1">
          <table:table-cell office:value-type="string">
            <text:p>07</text:p>
          </table:table-cell>
          <table:table-cell office:value-type="string">
            <text:p>samostatné tarifní místo ve stanici</text:p>
          </table:table-cell>
          <table:table-cell table:number-columns-repeated="2"/>
        </table:table-row>
        <table:table-row table:style-name="ro1">
          <table:table-cell office:value-type="string">
            <text:p>08</text:p>
          </table:table-cell>
          <table:table-cell office:value-type="string">
            <text:p>obvod DVM nebo staniční kolejová skupina (vyjadřuje se výčtem kolejí)</text:p>
          </table:table-cell>
          <table:table-cell table:number-columns-repeated="2"/>
        </table:table-row>
        <table:table-row table:style-name="ro1">
          <table:table-cell office:value-type="string">
            <text:p>09</text:p>
          </table:table-cell>
          <table:table-cell office:value-type="string">
            <text:p>obvod DVM nebo staniční kolejová skupina se zastávkou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string">
            <text:p>výhybna</text:p>
          </table:table-cell>
          <table:table-cell office:value-type="string">
            <text:p>Výh</text:p>
          </table:table-cell>
          <table:table-cell/>
        </table:table-row>
        <table:table-row table:style-name="ro1">
          <table:table-cell office:value-type="string">
            <text:p>20</text:p>
          </table:table-cell>
          <table:table-cell office:value-type="string">
            <text:p>odbočení ve stanici nebo v jiném DVM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string">
            <text:p>odbočka</text:p>
          </table:table-cell>
          <table:table-cell office:value-type="string">
            <text:p>Odb</text:p>
          </table:table-cell>
          <table:table-cell/>
        </table:table-row>
        <table:table-row table:style-name="ro1">
          <table:table-cell office:value-type="string">
            <text:p>22</text:p>
          </table:table-cell>
          <table:table-cell office:value-type="string">
            <text:p>odbočka a nákladiště</text:p>
          </table:table-cell>
          <table:table-cell office:value-type="string">
            <text:p>Od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odbočka a zastávka</text:p>
          </table:table-cell>
          <table:table-cell office:value-type="string">
            <text:p>Odb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odbočka, nákladiště a zastávka</text:p>
          </table:table-cell>
          <table:table-cell office:value-type="string">
            <text:p>Odb</text:p>
          </table:table-cell>
          <table:table-cell office:value-type="string">
            <text:p>nz</text:p>
          </table:table-cell>
        </table:table-row>
        <table:table-row table:style-name="ro1">
          <table:table-cell office:value-type="string">
            <text:p>25</text:p>
          </table:table-cell>
          <table:table-cell office:value-type="string">
            <text:p>zrušeno - odbočka (pro vlaky určité trati není dopravnou)</text:p>
          </table:table-cell>
          <table:table-cell office:value-type="string">
            <text:p>Odb</text:p>
          </table:table-cell>
          <table:table-cell/>
        </table:table-row>
        <table:table-row table:style-name="ro1">
          <table:table-cell office:value-type="string">
            <text:p>26</text:p>
          </table:table-cell>
          <table:table-cell office:value-type="string">
            <text:p>zrušeno - odbočka (pro vlaky určité trati není dopravnou) a nákladiště</text:p>
          </table:table-cell>
          <table:table-cell office:value-type="string">
            <text:p>Od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zrušeno - odbočka (pro vlaky určité trati není dopravnou) a zastávka</text:p>
          </table:table-cell>
          <table:table-cell office:value-type="string">
            <text:p>Odb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28</text:p>
          </table:table-cell>
          <table:table-cell office:value-type="string">
            <text:p>zrušeno - odbočka (pro vlaky určité trati není dopravnou), nákladiště a zastávka</text:p>
          </table:table-cell>
          <table:table-cell office:value-type="string">
            <text:p>Odb</text:p>
          </table:table-cell>
          <table:table-cell office:value-type="string">
            <text:p>nz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odbočení vlečky z širé trati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string">
            <text:p>hradlo</text:p>
          </table:table-cell>
          <table:table-cell office:value-type="string">
            <text:p>Hr</text:p>
          </table:table-cell>
          <table:table-cell/>
        </table:table-row>
        <table:table-row table:style-name="ro1">
          <table:table-cell office:value-type="string">
            <text:p>32</text:p>
          </table:table-cell>
          <table:table-cell office:value-type="string">
            <text:p>hradlo a nákladiště</text:p>
          </table:table-cell>
          <table:table-cell office:value-type="string">
            <text:p>H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33</text:p>
          </table:table-cell>
          <table:table-cell office:value-type="string">
            <text:p>hradlo a zastávka</text:p>
          </table:table-cell>
          <table:table-cell office:value-type="string">
            <text:p>Hr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hradlo, nákladiště a zastávka</text:p>
          </table:table-cell>
          <table:table-cell office:value-type="string">
            <text:p>Hr</text:p>
          </table:table-cell>
          <table:table-cell office:value-type="string">
            <text:p>nz</text:p>
          </table:table-cell>
        </table:table-row>
        <table:table-row table:style-name="ro1">
          <table:table-cell office:value-type="string">
            <text:p>35</text:p>
          </table:table-cell>
          <table:table-cell office:value-type="string">
            <text:p>automatické hradlo</text:p>
          </table:table-cell>
          <table:table-cell office:value-type="string">
            <text:p>AHr</text:p>
          </table:table-cell>
          <table:table-cell/>
        </table:table-row>
        <table:table-row table:style-name="ro1">
          <table:table-cell office:value-type="string">
            <text:p>36</text:p>
          </table:table-cell>
          <table:table-cell office:value-type="string">
            <text:p>automatické hradlo a nákladiště</text:p>
          </table:table-cell>
          <table:table-cell office:value-type="string">
            <text:p>AH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37</text:p>
          </table:table-cell>
          <table:table-cell office:value-type="string">
            <text:p>automatické hradlo a zastávka</text:p>
          </table:table-cell>
          <table:table-cell office:value-type="string">
            <text:p>AHr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38</text:p>
          </table:table-cell>
          <table:table-cell office:value-type="string">
            <text:p>automatické hradlo, nákladiště a zastávka</text:p>
          </table:table-cell>
          <table:table-cell office:value-type="string">
            <text:p>AHr</text:p>
          </table:table-cell>
          <table:table-cell office:value-type="string">
            <text:p>nz</text:p>
          </table:table-cell>
        </table:table-row>
        <table:table-row table:style-name="ro1">
          <table:table-cell office:value-type="string">
            <text:p>41</text:p>
          </table:table-cell>
          <table:table-cell office:value-type="string">
            <text:p>hláska</text:p>
          </table:table-cell>
          <table:table-cell office:value-type="string">
            <text:p>Hl</text:p>
          </table:table-cell>
          <table:table-cell/>
        </table:table-row>
        <table:table-row table:style-name="ro1">
          <table:table-cell office:value-type="string">
            <text:p>42</text:p>
          </table:table-cell>
          <table:table-cell office:value-type="string">
            <text:p>hláska a nákladiště</text:p>
          </table:table-cell>
          <table:table-cell office:value-type="string">
            <text:p>H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43</text:p>
          </table:table-cell>
          <table:table-cell office:value-type="string">
            <text:p>hláska a zastávka</text:p>
          </table:table-cell>
          <table:table-cell office:value-type="string">
            <text:p>Hl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44</text:p>
          </table:table-cell>
          <table:table-cell office:value-type="string">
            <text:p>hláska, nákladiště a zastávka</text:p>
          </table:table-cell>
          <table:table-cell office:value-type="string">
            <text:p>Hl</text:p>
          </table:table-cell>
          <table:table-cell office:value-type="string">
            <text:p>nz</text:p>
          </table:table-cell>
        </table:table-row>
        <table:table-row table:style-name="ro1">
          <table:table-cell office:value-type="string">
            <text:p>51</text:p>
          </table:table-cell>
          <table:table-cell office:value-type="string">
            <text:p>nákladiště</text:p>
          </table:table-cell>
          <table:table-cell/>
          <table:table-cell office:value-type="string">
            <text:p>n</text:p>
          </table:table-cell>
        </table:table-row>
        <table:table-row table:style-name="ro1">
          <table:table-cell office:value-type="string">
            <text:p>52</text:p>
          </table:table-cell>
          <table:table-cell office:value-type="string">
            <text:p>nákladiště a zastávka</text:p>
          </table:table-cell>
          <table:table-cell/>
          <table:table-cell office:value-type="string">
            <text:p>nz</text:p>
          </table:table-cell>
        </table:table-row>
        <table:table-row table:style-name="ro1">
          <table:table-cell office:value-type="string">
            <text:p>61</text:p>
          </table:table-cell>
          <table:table-cell office:value-type="string">
            <text:p>zastávka</text:p>
          </table:table-cell>
          <table:table-cell/>
          <table:table-cell office:value-type="string">
            <text:p>z</text:p>
          </table:table-cell>
        </table:table-row>
        <table:table-row table:style-name="ro1">
          <table:table-cell office:value-type="string">
            <text:p>62</text:p>
          </table:table-cell>
          <table:table-cell office:value-type="string">
            <text:p>zastávka v obvodu stanice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string">
            <text:p>zastávka lanové dráhy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string">
            <text:p>zastávka náhradní autobusové dopravy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string">
            <text:p>cestovní kancelář (vydávající jízdní doklady ČD)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string">
            <text:p>zákaznická centra osobní dopravy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string">
            <text:p>hromadný název stanic "HNS" (využívá se k označení skupiny bodů pro úlohy osobní přepravy)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string">
            <text:p>skok ve staničení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string">
            <text:p>zrušeno - kolejová křižovatka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string">
            <text:p>zrušeno - kolejová splítka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string">
            <text:p>místo pro odstup nezavěšeného postrku (na širé trati)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string">
            <text:p>hranice třídy sklonu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string">
            <text:p>zrušeno - závorářské stanoviště</text:p>
          </table:table-cell>
          <table:table-cell office:value-type="string">
            <text:p>Zv</text:p>
          </table:table-cell>
          <table:table-cell/>
        </table:table-row>
        <table:table-row table:style-name="ro1">
          <table:table-cell office:value-type="string">
            <text:p>76</text:p>
          </table:table-cell>
          <table:table-cell office:value-type="string">
            <text:p>jiné dopravní body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string">
            <text:p>samostatné kolejiště vlečky (blíže nespecifikované)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string">
            <text:p>dopravní body na cizím území (blíže nespecifikované)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string">
            <text:p>zrušeno - dopravní body využívané jinými provozními úlohami (například hranice DKV v úloze ASO-HV)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string">
            <text:p>hranice infrastruktury</text:p>
          </table:table-cell>
          <table:table-cell office:value-type="string">
            <text:p>hi</text:p>
          </table:table-cell>
          <table:table-cell/>
        </table:table-row>
        <table:table-row table:style-name="ro1">
          <table:table-cell office:value-type="string">
            <text:p>91</text:p>
          </table:table-cell>
          <table:table-cell office:value-type="string">
            <text:p>státní hranice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string">
            <text:p>hranice VÚSC (krajů)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string">
            <text:p>hranice trakčních napájecích soustav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string">
            <text:p>hranice DU, začátek (respektive konec) DU, přičemž bodu nelze přiřadit kód jiný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string">
            <text:p>trasovací bod projektu SENA, případně bod upřesňující průběh DU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string">
            <text:p>hranice OOR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string">
            <text:p>hranice RCP totožná s hranicí VÚSC (krajů)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string">
            <text:p>zrušeno - prázdné Wap, E, Ea do pánv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03.12.2011</text:date>, <text:time>22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65" meta:object-count="0"/>
    <meta:generator>OpenOffice.org/3.3$Unix OpenOffice.org_project/330m20$Build-9567</meta:generator>
  </office:meta>
</office:document-meta>
</file>